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 lang="en"&gt;</text:p>
      <text:p text:style-name="Normal">&lt;head&gt;</text:p>
      <text:p text:style-name="Normal"><text:s text:c="2"/>&lt;meta charset="UTF-8"&gt;</text:p>
      <text:p text:style-name="Normal"><text:s text:c="2"/>&lt;meta name="viewport" content="width=device-width, initial-scale=1.0"&gt;</text:p>
      <text:p text:style-name="Normal"><text:s text:c="2"/>&lt;title&gt;Consumer Rights Information System&lt;/title&gt;</text:p>
      <text:p text:style-name="Normal"><text:s text:c="2"/>&lt;style&gt;</text:p>
      <text:p text:style-name="Normal"><text:s text:c="4"/>body {</text:p>
      <text:p text:style-name="Normal"><text:s text:c="6"/>font-family: Arial, sans-serif;</text:p>
      <text:p text:style-name="Normal"><text:s text:c="6"/>margin: 0;</text:p>
      <text:p text:style-name="Normal"><text:s text:c="6"/>padding: 0;</text:p>
      <text:p text:style-name="Normal"><text:s text:c="6"/>background-color: #f9f9f9;</text:p>
      <text:p text:style-name="Normal"><text:s text:c="4"/>}</text:p>
      <text:p text:style-name="Normal"><text:s text:c="4"/>header {</text:p>
      <text:p text:style-name="Normal"><text:s text:c="6"/>background-color: #4CAF50;</text:p>
      <text:p text:style-name="Normal"><text:s text:c="6"/>color: white;</text:p>
      <text:p text:style-name="Normal"><text:s text:c="6"/>text-align: center;</text:p>
      <text:p text:style-name="Normal"><text:s text:c="6"/>padding: 1em 0;</text:p>
      <text:p text:style-name="Normal"><text:s text:c="4"/>}</text:p>
      <text:p text:style-name="Normal"><text:s text:c="4"/>main {</text:p>
      <text:p text:style-name="Normal"><text:s text:c="6"/>padding: 20px;</text:p>
      <text:p text:style-name="Normal"><text:s text:c="4"/>}</text:p>
      <text:p text:style-name="Normal"><text:s text:c="4"/>.section {</text:p>
      <text:p text:style-name="Normal"><text:s text:c="6"/>margin-bottom: 20px;</text:p>
      <text:p text:style-name="Normal"><text:s text:c="6"/>padding: 15px;</text:p>
      <text:p text:style-name="Normal"><text:s text:c="6"/>background: white;</text:p>
      <text:soft-page-break/>
      <text:p text:style-name="Normal"><text:s text:c="6"/>border: 1px solid #ddd;</text:p>
      <text:p text:style-name="Normal"><text:s text:c="6"/>border-radius: 5px;</text:p>
      <text:p text:style-name="Normal"><text:s text:c="4"/>}</text:p>
      <text:p text:style-name="Normal"><text:s text:c="4"/>.section h2 {</text:p>
      <text:p text:style-name="Normal"><text:s text:c="6"/>margin-top: 0;</text:p>
      <text:p text:style-name="Normal"><text:s text:c="4"/>}</text:p>
      <text:p text:style-name="Normal"><text:s text:c="4"/>footer {</text:p>
      <text:p text:style-name="Normal"><text:s text:c="6"/>text-align: center;</text:p>
      <text:p text:style-name="Normal"><text:s text:c="6"/>padding: 10px 0;</text:p>
      <text:p text:style-name="Normal"><text:s text:c="6"/>background-color: #4CAF50;</text:p>
      <text:p text:style-name="Normal"><text:s text:c="6"/>color: white;</text:p>
      <text:p text:style-name="Normal"><text:s text:c="6"/>position: fixed;</text:p>
      <text:p text:style-name="Normal"><text:s text:c="6"/>bottom: 0;</text:p>
      <text:p text:style-name="Normal"><text:s text:c="6"/>width: 100%;</text:p>
      <text:p text:style-name="Normal"><text:s text:c="4"/>}</text:p>
      <text:p text:style-name="Normal"><text:s text:c="2"/>&lt;/style&gt;</text:p>
      <text:p text:style-name="Normal">&lt;/head&gt;</text:p>
      <text:p text:style-name="Normal">&lt;body&gt;</text:p>
      <text:p text:style-name="Normal"><text:s text:c="2"/>&lt;header&gt;</text:p>
      <text:p text:style-name="Normal"><text:s text:c="4"/>&lt;h1&gt;Consumer Rights Information System&lt;/h1&gt;</text:p>
      <text:p text:style-name="Normal"><text:s text:c="2"/>&lt;/header&gt;</text:p>
      <text:p text:style-name="Normal"><text:s text:c="2"/>&lt;main&gt;</text:p>
      <text:p text:style-name="Normal"><text:s text:c="4"/>&lt;div class="section"&gt;</text:p>
      <text:p text:style-name="Normal"><text:s text:c="6"/>&lt;h2&gt;Consumer Rights&lt;/h2&gt;</text:p>
      <text:p text:style-name="Normal"><text:s text:c="6"/>&lt;ul id="rights-list"&gt;</text:p>
      <text:p text:style-name="Normal"><text:s text:c="8"/>&lt;li&gt;Right to Safety: Protects consumers from hazardous goods and services.&lt;/li&gt;</text:p>
      <text:soft-page-break/>
      <text:p text:style-name="Normal"><text:s text:c="8"/>&lt;li&gt;Right to Information: Consumers have the right to know the details of the products/services.&lt;/li&gt;</text:p>
      <text:p text:style-name="Normal"><text:s text:c="8"/>&lt;li&gt;Right to Choose: Ensures availability of a variety of products and services at competitive prices.&lt;/li&gt;</text:p>
      <text:p text:style-name="Normal"><text:s text:c="8"/>&lt;li&gt;Right to be Heard: Consumers have the right to voice their grievances and concerns.&lt;/li&gt;</text:p>
      <text:p text:style-name="Normal"><text:s text:c="8"/>&lt;li&gt;Right to Redress: Consumers can seek redress for unfair practices or unsatisfactory services.&lt;/li&gt;</text:p>
      <text:p text:style-name="Normal"><text:s text:c="8"/>&lt;li&gt;Right to Consumer Education: Ensures consumers are informed and can make sound decisions.&lt;/li&gt;</text:p>
      <text:p text:style-name="Normal"><text:s text:c="6"/>&lt;/ul&gt;</text:p>
      <text:p text:style-name="Normal"><text:s text:c="4"/>&lt;/div&gt;</text:p>
      <text:p text:style-name="Normal"/>
      <text:p text:style-name="Normal"><text:s text:c="4"/>&lt;div class="section"&gt;</text:p>
      <text:p text:style-name="Normal"><text:s text:c="6"/>&lt;h2&gt;Lodge a Complaint&lt;/h2&gt;</text:p>
      <text:p text:style-name="Normal"><text:s text:c="6"/>&lt;form id="complaint-form"&gt;</text:p>
      <text:p text:style-name="Normal"><text:s text:c="8"/>&lt;label for="name"&gt;Name:&lt;/label&gt;&lt;br&gt;</text:p>
      <text:p text:style-name="Normal"><text:s text:c="8"/>&lt;input type="text" id="name" name="name" required&gt;&lt;br&gt;&lt;br&gt;</text:p>
      <text:p text:style-name="Normal"><text:s text:c="8"/>&lt;label for="issue"&gt;Describe your issue:&lt;/label&gt;&lt;br&gt;</text:p>
      <text:p text:style-name="Normal"><text:s text:c="8"/>&lt;textarea id="issue" name="issue" rows="4" required&gt;&lt;/textarea&gt;&lt;br&gt;&lt;br&gt;</text:p>
      <text:p text:style-name="Normal"><text:s text:c="8"/>&lt;button type="submit"&gt;Submit Complaint&lt;/button&gt;</text:p>
      <text:p text:style-name="Normal"><text:s text:c="6"/>&lt;/form&gt;</text:p>
      <text:p text:style-name="Normal"><text:s text:c="4"/>&lt;/div&gt;</text:p>
      <text:p text:style-name="Normal"/>
      <text:p text:style-name="Normal"><text:s text:c="4"/>&lt;div class="section"&gt;</text:p>
      <text:p text:style-name="Normal"><text:s text:c="6"/>&lt;h2&gt;View Complaints&lt;/h2&gt;</text:p>
      <text:p text:style-name="Normal"><text:s text:c="6"/>&lt;ul id="complaints-list"&gt;</text:p>
      <text:p text:style-name="Normal"><text:s text:c="8"/>&lt;li&gt;No complaints yet.&lt;/li&gt;</text:p>
      <text:soft-page-break/>
      <text:p text:style-name="Normal"><text:s text:c="6"/>&lt;/ul&gt;</text:p>
      <text:p text:style-name="Normal"><text:s text:c="4"/>&lt;/div&gt;</text:p>
      <text:p text:style-name="Normal"><text:s text:c="2"/>&lt;/main&gt;</text:p>
      <text:p text:style-name="Normal"><text:s text:c="2"/>&lt;footer&gt;</text:p>
      <text:p text:style-name="Normal"><text:s text:c="4"/>&lt;p&gt;© 2024 Consumer Rights Information System&lt;/p&gt;</text:p>
      <text:p text:style-name="Normal"><text:s text:c="2"/>&lt;/footer&gt;</text:p>
      <text:p text:style-name="Normal"/>
      <text:p text:style-name="Normal"><text:s text:c="2"/>&lt;script&gt;</text:p>
      <text:p text:style-name="Normal"><text:s text:c="4"/>const form = document.getElementById("complaint-form");</text:p>
      <text:p text:style-name="Normal"><text:s text:c="4"/>const complaintsList = document.getElementById("complaints-list");</text:p>
      <text:p text:style-name="Normal"/>
      <text:p text:style-name="Normal"><text:s text:c="4"/>form.addEventListener("submit", function(event) {</text:p>
      <text:p text:style-name="Normal"><text:s text:c="6"/>event.preventDefault();</text:p>
      <text:p text:style-name="Normal"><text:s text:c="6"/>const name = document.getElementById("name").value;</text:p>
      <text:p text:style-name="Normal"><text:s text:c="6"/>const issue = document.getElementById("issue").value;</text:p>
      <text:p text:style-name="Normal"/>
      <text:p text:style-name="Normal"><text:s text:c="6"/>if (complaintsList.children[0].textContent === "No complaints yet.") {</text:p>
      <text:p text:style-name="Normal"><text:s text:c="8"/>complaintsList.innerHTML = "";</text:p>
      <text:p text:style-name="Normal"><text:s text:c="6"/>}</text:p>
      <text:p text:style-name="Normal"/>
      <text:p text:style-name="Normal"><text:s text:c="6"/>const listItem = document.createElement("li");</text:p>
      <text:p text:style-name="Normal"><text:s text:c="6"/>listItem.textContent = `${name}: ${issue}`;</text:p>
      <text:p text:style-name="Normal"><text:s text:c="6"/>complaintsList.appendChild(listItem);</text:p>
      <text:p text:style-name="Normal"/>
      <text:p text:style-name="Normal"><text:s text:c="6"/>form.reset();</text:p>
      <text:p text:style-name="Normal"><text:s text:c="6"/>alert("Your complaint has been submitted successfully!");</text:p>
      <text:soft-page-break/>
      <text:p text:style-name="Normal"><text:s text:c="4"/>});</text:p>
      <text:p text:style-name="Normal"><text:s text:c="2"/>&lt;/script&gt;</text:p>
      <text:p text:style-name="Normal">&lt;/body&gt;</text:p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rthak Yadav</meta:initial-creator>
    <dc:creator>Sarthak Yadav</dc:creator>
    <meta:creation-date>2024-12-31T06:44:00Z</meta:creation-date>
    <dc:date>2024-12-31T06:44:00Z</dc:date>
    <meta:template xlink:href="Normal" xlink:type="simple"/>
    <meta:editing-cycles>2</meta:editing-cycles>
    <meta:editing-duration>PT60S</meta:editing-duration>
    <meta:document-statistic meta:page-count="5" meta:paragraph-count="6" meta:word-count="463" meta:character-count="3097" meta:row-count="22" meta:non-whitespace-character-count="2640"/>
  </office:meta>
</office:document-meta>
</file>